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0.77cm"/>
    </style:style>
    <style:style style:name="gr2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0.385cm" fo:min-width="0.7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cm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 fo:min-height="0.919cm" fo:min-width="0.847cm"/>
    </style:style>
    <style:style style:name="gr7" style:family="graphic" style:parent-style-name="standard">
      <style:graphic-properties draw:fill="solid" draw:fill-color="#ccffff" draw:textarea-horizontal-align="justify" draw:textarea-vertical-align="middle" draw:auto-grow-height="false" fo:min-height="0.068cm" fo:min-width="1.3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37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7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solid" draw:fill-color="#ffff00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solid" draw:fill-color="#ccffff"/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0.635cm" svg:x="9.02cm" svg:y="7.9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635cm" svg:x="9.02cm" svg:y="8.5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635cm" svg:x="9.02cm" svg:y="9.2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635cm" svg:x="9.02cm" svg:y="9.8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635cm" svg:x="9.02cm" svg:y="10.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635cm" svg:x="9.02cm" svg:y="11.1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0.635cm" svg:x="9.02cm" svg:y="11.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635cm" svg:x="9.02cm" svg:y="12.41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739cm" svg:height="0.725cm" svg:x="9.276cm" svg:y="9.236cm">
          <draw:text-box>
            <text:p><text:span text:style-name="T1">0</text:span></text:p>
          </draw:text-box>
        </draw:frame>
        <draw:frame draw:style-name="gr3" draw:text-style-name="P2" draw:layer="layout" svg:width="0.739cm" svg:height="0.725cm" svg:x="9.277cm" svg:y="9.833cm">
          <draw:text-box>
            <text:p><text:span text:style-name="T1">1</text:span></text:p>
          </draw:text-box>
        </draw:frame>
        <draw:frame draw:style-name="gr3" draw:text-style-name="P2" draw:layer="layout" svg:width="0.739cm" svg:height="0.725cm" svg:x="9.277cm" svg:y="7.989cm">
          <draw:text-box>
            <text:p><text:span text:style-name="T1">0</text:span></text:p>
          </draw:text-box>
        </draw:frame>
        <draw:frame draw:style-name="gr3" draw:text-style-name="P2" draw:layer="layout" svg:width="0.739cm" svg:height="0.725cm" svg:x="9.278cm" svg:y="8.61cm">
          <draw:text-box>
            <text:p><text:span text:style-name="T1">1</text:span></text:p>
          </draw:text-box>
        </draw:frame>
        <draw:frame draw:style-name="gr3" draw:text-style-name="P2" draw:layer="layout" svg:width="0.739cm" svg:height="0.725cm" svg:x="9.278cm" svg:y="10.49cm">
          <draw:text-box>
            <text:p><text:span text:style-name="T1">0</text:span></text:p>
          </draw:text-box>
        </draw:frame>
        <draw:frame draw:style-name="gr3" draw:text-style-name="P2" draw:layer="layout" svg:width="0.739cm" svg:height="0.725cm" svg:x="9.279cm" svg:y="11.191cm">
          <draw:text-box>
            <text:p><text:span text:style-name="T1">0</text:span></text:p>
          </draw:text-box>
        </draw:frame>
        <draw:frame draw:style-name="gr3" draw:text-style-name="P2" draw:layer="layout" svg:width="0.739cm" svg:height="0.725cm" svg:x="9.28cm" svg:y="12.392cm">
          <draw:text-box>
            <text:p><text:span text:style-name="T1">0</text:span></text:p>
          </draw:text-box>
        </draw:frame>
        <draw:frame draw:style-name="gr4" draw:text-style-name="P3" draw:layer="layout" svg:width="1.162cm" svg:height="0.645cm" svg:x="9.074cm" svg:y="7.196cm">
          <draw:text-box>
            <text:p><text:span text:style-name="T2">LSB</text:span></text:p>
          </draw:text-box>
        </draw:frame>
        <draw:frame draw:style-name="gr5" draw:text-style-name="P3" draw:layer="layout" svg:width="1.26cm" svg:height="0.645cm" svg:x="9.074cm" svg:y="13.197cm">
          <draw:text-box>
            <text:p><text:span text:style-name="T2">MSB</text:span></text:p>
          </draw:text-box>
        </draw:frame>
        <draw:custom-shape draw:style-name="gr6" draw:text-style-name="P4" draw:layer="layout" svg:width="1.905cm" svg:height="1.651cm" svg:x="2.01cm" svg:y="7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905cm" svg:height="1.651cm" svg:x="3.309cm" svg:y="9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159cm" svg:height="0.635cm" svg:x="5.48cm" svg:y="10.22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draw:layer="layout" svg:width="2.159cm" svg:height="0.635cm" svg:x="4.28cm" svg:y="8.12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27cm" svg:height="0.635cm" svg:x="16.42cm" svg:y="7.9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635cm" svg:x="16.42cm" svg:y="8.5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635cm" svg:x="16.42cm" svg:y="9.2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635cm" svg:x="16.42cm" svg:y="9.8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635cm" svg:x="16.42cm" svg:y="10.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635cm" svg:x="16.42cm" svg:y="11.1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0.635cm" svg:x="16.42cm" svg:y="11.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635cm" svg:x="16.42cm" svg:y="12.41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739cm" svg:height="0.725cm" svg:x="16.676cm" svg:y="9.236cm">
          <draw:text-box>
            <text:p><text:span text:style-name="T1">0</text:span></text:p>
          </draw:text-box>
        </draw:frame>
        <draw:frame draw:style-name="gr3" draw:text-style-name="P2" draw:layer="layout" svg:width="0.739cm" svg:height="0.725cm" svg:x="16.677cm" svg:y="7.989cm">
          <draw:text-box>
            <text:p><text:span text:style-name="T1">0</text:span></text:p>
          </draw:text-box>
        </draw:frame>
        <draw:frame draw:style-name="gr3" draw:text-style-name="P2" draw:layer="layout" svg:width="0.739cm" svg:height="0.725cm" svg:x="16.678cm" svg:y="10.49cm">
          <draw:text-box>
            <text:p><text:span text:style-name="T1">0</text:span></text:p>
          </draw:text-box>
        </draw:frame>
        <draw:frame draw:style-name="gr3" draw:text-style-name="P2" draw:layer="layout" svg:width="0.739cm" svg:height="0.725cm" svg:x="16.679cm" svg:y="11.191cm">
          <draw:text-box>
            <text:p><text:span text:style-name="T1">0</text:span></text:p>
          </draw:text-box>
        </draw:frame>
        <draw:frame draw:style-name="gr3" draw:text-style-name="P2" draw:layer="layout" svg:width="0.739cm" svg:height="0.725cm" svg:x="16.68cm" svg:y="12.392cm">
          <draw:text-box>
            <text:p><text:span text:style-name="T1">0</text:span></text:p>
          </draw:text-box>
        </draw:frame>
        <draw:frame draw:style-name="gr3" draw:text-style-name="P2" draw:layer="layout" svg:width="0.739cm" svg:height="0.725cm" svg:x="16.678cm" svg:y="8.542cm">
          <draw:text-box>
            <text:p><text:span text:style-name="T1">0</text:span></text:p>
          </draw:text-box>
        </draw:frame>
        <draw:frame draw:style-name="gr3" draw:text-style-name="P2" draw:layer="layout" svg:width="0.739cm" svg:height="0.725cm" svg:x="16.678cm" svg:y="9.842cm">
          <draw:text-box>
            <text:p><text:span text:style-name="T1">0</text:span></text:p>
          </draw:text-box>
        </draw:frame>
        <draw:custom-shape draw:style-name="gr7" draw:text-style-name="P5" draw:layer="layout" svg:width="2.159cm" svg:height="0.635cm" svg:x="10.68cm" svg:y="10.22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3.745cm" svg:height="0.645cm" svg:x="4.039cm" svg:y="7.559cm">
          <draw:text-box>
            <text:p><text:span text:style-name="T2">evl_post_flags(0x02)</text:span></text:p>
          </draw:text-box>
        </draw:frame>
        <draw:frame draw:style-name="gr8" draw:text-style-name="P3" draw:layer="layout" svg:width="3.745cm" svg:height="0.645cm" svg:x="5.24cm" svg:y="9.66cm">
          <draw:text-box>
            <text:p><text:span text:style-name="T2">evl_post_flags(0x08)</text:span></text:p>
          </draw:text-box>
        </draw:frame>
        <draw:frame draw:style-name="gr9" draw:text-style-name="P3" draw:layer="layout" svg:width="4.138cm" svg:height="0.645cm" svg:x="12.141cm" svg:y="11.461cm">
          <draw:text-box>
            <text:p><text:span text:style-name="T2">evl_wait_flags() = 0x0A</text:span></text:p>
          </draw:text-box>
        </draw:frame>
        <draw:custom-shape draw:style-name="gr6" draw:text-style-name="P4" draw:layer="layout" svg:width="1.905cm" svg:height="1.651cm" svg:x="13.208cm" svg:y="9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1.874cm" svg:height="1.199cm" svg:x="2.051cm" svg:y="7.839cm">
          <draw:text-box>
            <text:p text:style-name="P6"><text:span text:style-name="T1">Sender</text:span></text:p>
            <text:p text:style-name="P6"><text:span text:style-name="T1">#1</text:span></text:p>
          </draw:text-box>
        </draw:frame>
        <draw:frame draw:style-name="gr10" draw:text-style-name="P7" draw:layer="layout" svg:width="1.874cm" svg:height="1.199cm" svg:x="3.351cm" svg:y="9.94cm">
          <draw:text-box>
            <text:p text:style-name="P6"><text:span text:style-name="T1">Sender</text:span></text:p>
            <text:p text:style-name="P6"><text:span text:style-name="T1">#2</text:span></text:p>
          </draw:text-box>
        </draw:frame>
        <draw:frame draw:style-name="gr11" draw:text-style-name="P7" draw:layer="layout" svg:width="2.174cm" svg:height="0.725cm" svg:x="13.099cm" svg:y="10.141cm">
          <draw:text-box>
            <text:p text:style-name="P6"><text:span text:style-name="T1">Receiver</text:span></text:p>
          </draw:text-box>
        </draw:frame>
        <draw:frame draw:style-name="gr4" draw:text-style-name="P3" draw:layer="layout" svg:width="1.162cm" svg:height="0.645cm" svg:x="16.474cm" svg:y="7.197cm">
          <draw:text-box>
            <text:p><text:span text:style-name="T2">LSB</text:span></text:p>
          </draw:text-box>
        </draw:frame>
        <draw:frame draw:style-name="gr5" draw:text-style-name="P3" draw:layer="layout" svg:width="1.26cm" svg:height="0.645cm" svg:x="16.474cm" svg:y="13.198cm">
          <draw:text-box>
            <text:p><text:span text:style-name="T2">MS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GERUM</meta:initial-creator>
    <meta:creation-date>2019-07-01T20:12:50.909684745</meta:creation-date>
    <meta:generator>LibreOffice/6.2.4.2.0$Linux_X86_64 LibreOffice_project/20$Build-2</meta:generator>
    <dc:date>2019-07-02T08:12:31.891921067</dc:date>
    <dc:creator>Philippe GERUM</dc:creator>
    <meta:editing-duration>PT1H16M8S</meta:editing-duration>
    <meta:editing-cycles>17</meta:editing-cycles>
    <meta:document-statistic meta:object-count="46"/>
  </office:meta>
</office:document-meta>
</file>